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2F00000166EFB55D9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f2eb4" officeooo:paragraph-rsid="001f2eb4"/>
    </style:style>
    <style:style style:name="P2" style:family="paragraph" style:parent-style-name="Footer">
      <style:text-properties officeooo:rsid="001f2eb4" officeooo:paragraph-rsid="001f2eb4"/>
    </style:style>
    <style:style style:name="P3" style:family="paragraph" style:parent-style-name="Text_20_body" style:list-style-name="L1">
      <style:text-properties officeooo:rsid="001f2eb4" officeooo:paragraph-rsid="001f2eb4"/>
    </style:style>
    <style:style style:name="P4" style:family="paragraph" style:parent-style-name="Text_20_body">
      <style:paragraph-properties fo:text-align="justify" style:justify-single-word="false"/>
      <style:text-properties officeooo:rsid="00203e20" officeooo:paragraph-rsid="00203e20"/>
    </style:style>
    <style:style style:name="P5" style:family="paragraph" style:parent-style-name="Heading_20_1">
      <style:text-properties officeooo:rsid="001f2eb4" officeooo:paragraph-rsid="001f2eb4"/>
    </style:style>
    <style:style style:name="P6" style:family="paragraph" style:parent-style-name="Heading_20_3">
      <style:text-properties officeooo:rsid="001f2eb4" officeooo:paragraph-rsid="001f2e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Modelo de negocio</text:h>
      <text:h text:style-name="P6" text:outline-level="3">Objetivo</text:h>
      <text:p text:style-name="P4">El objetivo de este trabajo consiste en evaluar la información referente a la empresa “Irim Tour”. A partir de esto, profundizaremos los procesos que debe realizar la empresa como respuesta a los diversos pedidos que trasmiten sus clientes. <text:s/></text:p>
      <text:h text:style-name="P6" text:outline-level="3">Hipótesis y supuestos</text:h>
      <text:list xml:id="list5135220160034736041" text:style-name="L1">
        <text:list-item>
          <text:p text:style-name="P3">La devolución de los pagos se realizará en una sola cuota y en efectivo</text:p>
        </text:list-item>
        <text:list-item>
          <text:p text:style-name="P3">El cambio de tour para un cliente no implica un cambio en la tarifa</text:p>
        </text:list-item>
        <text:list-item>
          <text:p text:style-name="P3">Los clientes siempre pagan antes de la fecha de vencimiento de cada cuota</text:p>
        </text:list-item>
        <text:list-item>
          <text:p text:style-name="P3">No existen problemas con las tarjetas de crédito de los clientes</text:p>
        </text:list-item>
        <text:list-item>
          <text:p text:style-name="P3">Irma tiene todos los contactos de las empresas que buscan los clientes para contratar los tour</text:p>
        </text:list-item>
        <text:list-item>
          <text:p text:style-name="P3">Irma siempre puede contratar nuevos servicios o alternativas</text:p>
        </text:list-item>
        <text:list-item>
          <text:p text:style-name="P3">Los clientes regulares tienen al menos un modo de contacto para recibir ofertas</text:p>
        </text:list-item>
        <text:list-item>
          <text:p text:style-name="P3">Los vendedores se contactan con Irma sin problemas y con anticipación necesaria con respecto al viaje del cliente por el que se contacta</text:p>
        </text:list-item>
      </text:list>
      <text:h text:style-name="P6" text:outline-level="3">Diagrama de actividad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f2eb4" officeooo:paragraph-rsid="001f2eb4"/>
    </style:style>
    <style:style style:name="MP2" style:family="paragraph" style:parent-style-name="Footer">
      <style:text-properties officeooo:rsid="001f2eb4" officeooo:paragraph-rsid="001f2eb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2do cuatrimestre 2015<draw:frame draw:style-name="Mfr1" draw:name="Imagen2" text:anchor-type="char" svg:x="4.9346in" svg:y="-0.1457in" svg:width="1.8028in" svg:height="0.6028in" draw:z-index="0"><draw:image xlink:href="Pictures/100000000000042F00000166EFB55D9A.jpg" xlink:type="simple" xlink:show="embed" xlink:actuate="onLoad"/></draw:frame></text:p>
        <text:p text:style-name="MP1">Grupo #####</text:p>
      </style:header>
      <style:footer>
        <text:p text:style-name="MP2">Gayoso; Keklikian; Neira; Nitz; Pernin; Salas; Seguí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6:37:39.118668882</meta:creation-date>
    <dc:date>2015-09-03T15:41:44.647067615</dc:date>
    <meta:editing-duration>PT26M7S</meta:editing-duration>
    <meta:editing-cycles>2</meta:editing-cycles>
    <meta:generator>LibreOffice/4.3.7.2$Linux_x86 LibreOffice_project/430m0$Build-2</meta:generator>
    <meta:document-statistic meta:table-count="0" meta:image-count="1" meta:object-count="0" meta:page-count="1" meta:paragraph-count="16" meta:word-count="181" meta:character-count="1049" meta:non-whitespace-character-count="890"/>
  </office:meta>
</office:document-meta>
</file>